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f116" officeooo:paragraph-rsid="0014f116"/>
    </style:style>
    <style:style style:name="T1" style:family="text">
      <style:text-properties fo:font-style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ize-complex="12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fo:font-style="italic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ton és a Principia</text:p>
      <text:p text:style-name="Standard"/>
      <text:p text:style-name="Standard"><text:span text:style-name="T2">„</text:span><text:span text:style-name="T3">A jelenségekből még nem tudtam feltárni a gravitáció ezen jellemzőinek magyarázatát, és én nem találok ki hipotéziseket. Bármi, ami nem vezethető le a jelenségekből, hipotézisnek nevezendő; a hipotéziseknek pedig, legyenek azok metafizikaiak vagy fizikaiak, épüljenek okkult sajátságokra, vagy legyenek mechanikaiak, nincs helyük a tapasztalati filozófiában. Ebben a filozófiában a jelenségekből szabatos tételekre következtetünk, és később indukcióval tesszük azokat általánossá.</text:span><text:span text:style-name="T2">”</text:span><text:bookmark text:name="cite_ref-1"/><text:a xlink:type="simple" xlink:href="https://hu.wikipedia.org/wiki/Philosophiae_Naturalis_Principia_Mathematica#cite_note-1" text:style-name="Internet_20_link" text:visited-style-name="Visited_20_Internet_20_Link"><text:span text:style-name="T2">[1]</text:span></text:a><text:span text:style-name="T2"> „</text:span><text:span text:style-name="T3">Elegendő (leszögezni), hogy a nehézkedés létezik, hogy az általunk megállapított törvények szerint hat, és hogy képes az égitestek és a tenger valamennyi mozgásának a megmagyarázására.</text:span><text:span text:style-name="T2">”</text:span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6T11:50:44.446768398</dc:date>
    <meta:editing-duration>PT43M36S</meta:editing-duration>
    <meta:editing-cycles>1</meta:editing-cycles>
    <meta:document-statistic meta:table-count="0" meta:image-count="0" meta:object-count="0" meta:page-count="1" meta:paragraph-count="2" meta:word-count="88" meta:character-count="693" meta:non-whitespace-character-count="607"/>
    <meta:generator>LibreOffice/5.1.4.2$Linux_X86_64 LibreOffice_project/10m0$Build-2</meta:generator>
  </office:meta>
</office:document-meta>
</file>